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officeooo:paragraph-rsid="0047f31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paragraph-properties fo:break-before="page"/>
      <style:text-properties officeooo:paragraph-rsid="003b6ccf"/>
    </style:style>
    <style:style style:name="P4" style:family="paragraph" style:parent-style-name="Standard">
      <style:text-properties officeooo:rsid="00182b14" officeooo:paragraph-rsid="00182b14"/>
    </style:style>
    <style:style style:name="P5" style:family="paragraph" style:parent-style-name="Standard">
      <style:text-properties officeooo:rsid="00182b14" officeooo:paragraph-rsid="0026a0b6"/>
    </style:style>
    <style:style style:name="P6" style:family="paragraph" style:parent-style-name="Standard">
      <style:text-properties officeooo:rsid="0036d8fb" officeooo:paragraph-rsid="0036d8fb"/>
    </style:style>
    <style:style style:name="P7" style:family="paragraph" style:parent-style-name="Standard">
      <style:text-properties officeooo:rsid="003920c0" officeooo:paragraph-rsid="003920c0"/>
    </style:style>
    <style:style style:name="P8" style:family="paragraph" style:parent-style-name="Standard">
      <style:text-properties officeooo:paragraph-rsid="003c1068"/>
    </style:style>
    <style:style style:name="P9" style:family="paragraph" style:parent-style-name="Standard">
      <style:text-properties officeooo:rsid="00285de2" officeooo:paragraph-rsid="003c1068"/>
    </style:style>
    <style:style style:name="P10" style:family="paragraph" style:parent-style-name="Standard">
      <style:text-properties officeooo:rsid="00285de2" officeooo:paragraph-rsid="00285de2"/>
    </style:style>
    <style:style style:name="P11" style:family="paragraph" style:parent-style-name="Standard">
      <style:text-properties officeooo:rsid="00285de2" officeooo:paragraph-rsid="004c2164"/>
    </style:style>
    <style:style style:name="P12" style:family="paragraph" style:parent-style-name="Standard">
      <style:text-properties officeooo:rsid="00285de2" officeooo:paragraph-rsid="00801d70"/>
    </style:style>
    <style:style style:name="P13" style:family="paragraph" style:parent-style-name="Standard">
      <style:text-properties officeooo:paragraph-rsid="0024f1a2"/>
    </style:style>
    <style:style style:name="P14" style:family="paragraph" style:parent-style-name="Standard">
      <style:text-properties officeooo:paragraph-rsid="002b7762"/>
    </style:style>
    <style:style style:name="P15" style:family="paragraph" style:parent-style-name="Standard">
      <style:text-properties officeooo:paragraph-rsid="002f6474"/>
    </style:style>
    <style:style style:name="P16" style:family="paragraph" style:parent-style-name="Standard">
      <style:text-properties officeooo:paragraph-rsid="004c2164"/>
    </style:style>
    <style:style style:name="P17" style:family="paragraph" style:parent-style-name="Standard">
      <style:text-properties style:text-underline-style="none" officeooo:paragraph-rsid="004c2164"/>
    </style:style>
    <style:style style:name="P18" style:family="paragraph" style:parent-style-name="Standard">
      <style:text-properties style:text-underline-style="none" officeooo:paragraph-rsid="0070ac1e"/>
    </style:style>
    <style:style style:name="P19" style:family="paragraph" style:parent-style-name="Standard">
      <style:text-properties style:text-underline-style="none" officeooo:paragraph-rsid="00729bcf"/>
    </style:style>
    <style:style style:name="P20" style:family="paragraph" style:parent-style-name="Standard">
      <style:text-properties style:text-underline-style="none" officeooo:paragraph-rsid="007665c6"/>
    </style:style>
    <style:style style:name="P21" style:family="paragraph" style:parent-style-name="Standard">
      <style:text-properties style:text-underline-style="none" officeooo:paragraph-rsid="00801d70"/>
    </style:style>
    <style:style style:name="P22" style:family="paragraph" style:parent-style-name="Standard">
      <style:text-properties fo:font-style="normal" style:text-underline-style="none" officeooo:paragraph-rsid="004c2164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paragraph-rsid="0070ac1e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paragraph-rsid="00729bcf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paragraph-rsid="00801d70" style:font-style-asian="normal" style:font-style-complex="normal"/>
    </style:style>
    <style:style style:name="P26" style:family="paragraph" style:parent-style-name="Standard">
      <style:text-properties officeooo:rsid="0069d0ad" officeooo:paragraph-rsid="0069d0ad"/>
    </style:style>
    <style:style style:name="P27" style:family="paragraph" style:parent-style-name="Standard">
      <style:text-properties officeooo:paragraph-rsid="0070ac1e"/>
    </style:style>
    <style:style style:name="P28" style:family="paragraph" style:parent-style-name="Standard">
      <style:text-properties officeooo:paragraph-rsid="00729bcf"/>
    </style:style>
    <style:style style:name="P29" style:family="paragraph" style:parent-style-name="Standard">
      <style:text-properties officeooo:paragraph-rsid="00801d70"/>
    </style:style>
    <style:style style:name="P30" style:family="paragraph" style:parent-style-name="Text_20_body">
      <style:text-properties officeooo:paragraph-rsid="003b6ccf"/>
    </style:style>
    <style:style style:name="P31" style:family="paragraph" style:parent-style-name="Text_20_body">
      <style:paragraph-properties>
        <style:tab-stops>
          <style:tab-stop style:position="0.3126in"/>
        </style:tab-stops>
      </style:paragraph-properties>
      <style:text-properties officeooo:rsid="001db530" officeooo:paragraph-rsid="001db530"/>
    </style:style>
    <style:style style:name="P32" style:family="paragraph" style:parent-style-name="Text_20_body">
      <style:paragraph-properties>
        <style:tab-stops>
          <style:tab-stop style:position="0.3126in"/>
        </style:tab-stops>
      </style:paragraph-properties>
    </style:style>
    <style:style style:name="P33" style:family="paragraph" style:parent-style-name="Text_20_body">
      <style:paragraph-properties>
        <style:tab-stops>
          <style:tab-stop style:position="0.3126in"/>
        </style:tab-stops>
      </style:paragraph-properties>
      <style:text-properties officeooo:paragraph-rsid="001db530"/>
    </style:style>
    <style:style style:name="P34" style:family="paragraph" style:parent-style-name="Text_20_body">
      <style:paragraph-properties>
        <style:tab-stops>
          <style:tab-stop style:position="0.3126in"/>
        </style:tab-stops>
      </style:paragraph-properties>
      <style:text-properties fo:font-style="italic" officeooo:rsid="002321b7" officeooo:paragraph-rsid="002321b7" style:font-style-asian="italic" style:font-style-complex="italic"/>
    </style:style>
    <style:style style:name="P35" style:family="paragraph" style:parent-style-name="Text_20_body">
      <style:text-properties officeooo:paragraph-rsid="001bbb7f"/>
    </style:style>
    <style:style style:name="P36" style:family="paragraph" style:parent-style-name="Text_20_body">
      <style:paragraph-properties fo:margin-top="0in" fo:margin-bottom="0in" loext:contextual-spacing="false"/>
      <style:text-properties fo:font-size="12pt" officeooo:paragraph-rsid="00524a05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/>
      <style:text-properties fo:font-size="12pt" officeooo:paragraph-rsid="0070ac1e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/>
      <style:text-properties fo:font-size="12pt" officeooo:paragraph-rsid="00729bcf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/>
      <style:text-properties fo:font-size="12pt" officeooo:paragraph-rsid="0072d922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/>
      <style:text-properties fo:font-size="12pt" officeooo:paragraph-rsid="00756620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/>
      <style:text-properties fo:font-size="12pt" officeooo:paragraph-rsid="00801d70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/>
      <style:text-properties fo:font-size="12pt" officeooo:paragraph-rsid="0081beed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/>
      <style:text-properties fo:font-size="12pt" officeooo:paragraph-rsid="0083e24d" style:font-size-asian="12pt" style:font-size-complex="12pt"/>
    </style:style>
    <style:style style:name="P44" style:family="paragraph" style:parent-style-name="rovnica">
      <style:text-properties officeooo:rsid="003f7bdb" officeooo:paragraph-rsid="003f7bdb"/>
    </style:style>
    <style:style style:name="P45" style:family="paragraph" style:parent-style-name="rovnica">
      <style:text-properties officeooo:rsid="003f7bdb" officeooo:paragraph-rsid="0064d1f1"/>
    </style:style>
    <style:style style:name="P46" style:family="paragraph" style:parent-style-name="rovnica">
      <style:text-properties officeooo:paragraph-rsid="003c1068"/>
    </style:style>
    <style:style style:name="P47" style:family="paragraph" style:parent-style-name="rovnica">
      <style:text-properties officeooo:paragraph-rsid="003e32ea"/>
    </style:style>
    <style:style style:name="P48" style:family="paragraph" style:parent-style-name="rovnica">
      <style:text-properties fo:font-style="normal" style:text-underline-style="none" officeooo:paragraph-rsid="006f0bb0" style:font-style-asian="normal" style:font-style-complex="normal"/>
    </style:style>
    <style:style style:name="P49" style:family="paragraph" style:parent-style-name="rovnica">
      <style:text-properties fo:font-style="normal" style:text-underline-style="none" officeooo:paragraph-rsid="00801d70" style:font-style-asian="normal" style:font-style-complex="normal"/>
    </style:style>
    <style:style style:name="P50" style:family="paragraph" style:parent-style-name="rovnica">
      <style:text-properties fo:font-style="normal" style:text-underline-style="none" officeooo:paragraph-rsid="008a321f" style:font-style-asian="normal" style:font-style-complex="normal"/>
    </style:style>
    <style:style style:name="P51" style:family="paragraph" style:parent-style-name="rovnica">
      <style:text-properties officeooo:paragraph-rsid="00524a05"/>
    </style:style>
    <style:style style:name="P52" style:family="paragraph" style:parent-style-name="rovnica">
      <style:text-properties officeooo:rsid="00542be8" officeooo:paragraph-rsid="00542be8"/>
    </style:style>
    <style:style style:name="P53" style:family="paragraph" style:parent-style-name="rovnica">
      <style:text-properties style:text-underline-style="none"/>
    </style:style>
    <style:style style:name="P54" style:family="paragraph" style:parent-style-name="rovnica">
      <style:text-properties style:text-underline-style="none" officeooo:rsid="003e32ea" officeooo:paragraph-rsid="003f7bdb"/>
    </style:style>
    <style:style style:name="P55" style:family="paragraph" style:parent-style-name="rovnica">
      <style:text-properties style:text-underline-style="none" officeooo:paragraph-rsid="00428ad3"/>
    </style:style>
    <style:style style:name="P56" style:family="paragraph" style:parent-style-name="rovnica">
      <style:text-properties officeooo:rsid="00579ee3" officeooo:paragraph-rsid="00579ee3"/>
    </style:style>
    <style:style style:name="P57" style:family="paragraph" style:parent-style-name="rovnica">
      <style:text-properties officeooo:rsid="005bb49b" officeooo:paragraph-rsid="005bb49b"/>
    </style:style>
    <style:style style:name="P58" style:family="paragraph" style:parent-style-name="rovnica">
      <style:text-properties officeooo:paragraph-rsid="005ee02f"/>
    </style:style>
    <style:style style:name="P59" style:family="paragraph" style:parent-style-name="rovnica">
      <style:text-properties officeooo:paragraph-rsid="005f07ee"/>
    </style:style>
    <style:style style:name="P60" style:family="paragraph" style:parent-style-name="rovnica">
      <style:text-properties officeooo:paragraph-rsid="0060e7d9"/>
    </style:style>
    <style:style style:name="P61" style:family="paragraph" style:parent-style-name="rovnica">
      <style:text-properties officeooo:paragraph-rsid="0062cc29"/>
    </style:style>
    <style:style style:name="P62" style:family="paragraph" style:parent-style-name="rovnica">
      <style:text-properties officeooo:paragraph-rsid="0065e694"/>
    </style:style>
    <style:style style:name="P63" style:family="paragraph" style:parent-style-name="rovnica">
      <style:text-properties officeooo:paragraph-rsid="006f0bb0"/>
    </style:style>
    <style:style style:name="P64" style:family="paragraph" style:parent-style-name="rovnica">
      <style:text-properties officeooo:paragraph-rsid="0070ac1e"/>
    </style:style>
    <style:style style:name="P65" style:family="paragraph" style:parent-style-name="rovnica">
      <style:text-properties officeooo:paragraph-rsid="00729bcf"/>
    </style:style>
    <style:style style:name="P66" style:family="paragraph" style:parent-style-name="rovnica">
      <style:text-properties officeooo:paragraph-rsid="00740cca"/>
    </style:style>
    <style:style style:name="P67" style:family="paragraph" style:parent-style-name="rovnica">
      <style:text-properties officeooo:paragraph-rsid="00747b0c"/>
    </style:style>
    <style:style style:name="P68" style:family="paragraph" style:parent-style-name="rovnica">
      <style:text-properties officeooo:paragraph-rsid="00753422"/>
    </style:style>
    <style:style style:name="P69" style:family="paragraph" style:parent-style-name="rovnica">
      <style:text-properties officeooo:paragraph-rsid="007665c6"/>
    </style:style>
    <style:style style:name="P70" style:family="paragraph" style:parent-style-name="rovnica">
      <style:text-properties officeooo:paragraph-rsid="0079df9a"/>
    </style:style>
    <style:style style:name="P71" style:family="paragraph" style:parent-style-name="rovnica">
      <style:text-properties officeooo:paragraph-rsid="007cc6b2"/>
    </style:style>
    <style:style style:name="P72" style:family="paragraph" style:parent-style-name="rovnica">
      <style:text-properties officeooo:paragraph-rsid="00801d70"/>
    </style:style>
    <style:style style:name="P73" style:family="paragraph" style:parent-style-name="rovnica">
      <style:text-properties officeooo:paragraph-rsid="008222ff"/>
    </style:style>
    <style:style style:name="P74" style:family="paragraph" style:parent-style-name="rovnica">
      <style:text-properties officeooo:paragraph-rsid="0083e24d"/>
    </style:style>
    <style:style style:name="P75" style:family="paragraph" style:parent-style-name="rovnica">
      <style:text-properties fo:font-size="8pt" style:font-size-asian="8pt" style:font-size-complex="8pt"/>
    </style:style>
    <style:style style:name="P76" style:family="paragraph" style:parent-style-name="rovnica">
      <style:text-properties officeooo:paragraph-rsid="00859316"/>
    </style:style>
    <style:style style:name="P77" style:family="paragraph" style:parent-style-name="rovnica">
      <style:text-properties officeooo:paragraph-rsid="00863056"/>
    </style:style>
    <style:style style:name="P78" style:family="paragraph" style:parent-style-name="rovnica">
      <style:text-properties officeooo:paragraph-rsid="008a321f"/>
    </style:style>
    <style:style style:name="P79" style:family="paragraph" style:parent-style-name="rovnica">
      <style:paragraph-properties fo:margin-top="0in" fo:margin-bottom="0in" loext:contextual-spacing="false"/>
      <style:text-properties officeooo:paragraph-rsid="0070ac1e"/>
    </style:style>
    <style:style style:name="P80" style:family="paragraph" style:parent-style-name="rovnica">
      <style:paragraph-properties fo:margin-top="0in" fo:margin-bottom="0in" loext:contextual-spacing="false"/>
      <style:text-properties officeooo:paragraph-rsid="00729bcf"/>
    </style:style>
    <style:style style:name="P81" style:family="paragraph" style:parent-style-name="rovnica">
      <style:paragraph-properties fo:margin-top="0in" fo:margin-bottom="0in" loext:contextual-spacing="false"/>
      <style:text-properties officeooo:paragraph-rsid="00801d70"/>
    </style:style>
    <style:style style:name="T1" style:family="text">
      <style:text-properties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bbb7f"/>
    </style:style>
    <style:style style:name="T4" style:family="text">
      <style:text-properties style:font-name="DejaVu Serif1" fo:font-style="italic" officeooo:rsid="0036d8fb" style:font-name-asian="DejaVu Serif1" style:font-style-asian="italic" style:font-name-complex="DejaVu Serif1" style:font-style-complex="italic"/>
    </style:style>
    <style:style style:name="T5" style:family="text">
      <style:text-properties style:font-name="DejaVu Serif1" fo:font-style="italic" style:font-style-asian="italic" style:font-name-complex="DejaVu Serif1" style:font-style-complex="italic"/>
    </style:style>
    <style:style style:name="T6" style:family="text">
      <style:text-properties style:font-name="DejaVu Serif1" fo:font-style="italic" officeooo:rsid="0036d8fb" style:font-style-asian="italic" style:font-name-complex="DejaVu Serif1" style:font-style-complex="italic"/>
    </style:style>
    <style:style style:name="T7" style:family="text">
      <style:text-properties style:font-name="DejaVu Serif1" fo:font-style="italic" officeooo:rsid="0033e89d" style:font-style-asian="italic" style:font-name-complex="DejaVu Serif1" style:font-style-complex="italic"/>
    </style:style>
    <style:style style:name="T8" style:family="text">
      <style:text-properties style:font-name="DejaVu Serif1" fo:font-style="italic" officeooo:rsid="00428ad3" style:font-style-asian="italic" style:font-name-complex="DejaVu Serif1" style:font-style-complex="italic"/>
    </style:style>
    <style:style style:name="T9" style:family="text">
      <style:text-properties style:font-name="DejaVu Serif1" fo:font-style="italic" officeooo:rsid="00542be8" style:font-style-asian="italic" style:font-name-complex="DejaVu Serif1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6a0b6" style:font-style-asian="italic" style:font-style-complex="italic"/>
    </style:style>
    <style:style style:name="T12" style:family="text">
      <style:text-properties fo:font-style="italic" officeooo:rsid="002b7762" style:font-style-asian="italic" style:font-style-complex="italic"/>
    </style:style>
    <style:style style:name="T13" style:family="text">
      <style:text-properties fo:font-style="italic" officeooo:rsid="002f6474" style:font-style-asian="italic" style:font-style-complex="italic"/>
    </style:style>
    <style:style style:name="T14" style:family="text">
      <style:text-properties fo:font-style="italic" officeooo:rsid="00322971" style:font-style-asian="italic" style:font-style-complex="italic"/>
    </style:style>
    <style:style style:name="T15" style:family="text">
      <style:text-properties fo:font-style="italic" officeooo:rsid="0033e89d" style:font-style-asian="italic" style:font-style-complex="italic"/>
    </style:style>
    <style:style style:name="T16" style:family="text">
      <style:text-properties fo:font-style="italic" officeooo:rsid="003a9369" style:font-style-asian="italic" style:font-style-complex="italic"/>
    </style:style>
    <style:style style:name="T17" style:family="text">
      <style:text-properties fo:font-style="italic" officeooo:rsid="00285de2" style:font-style-asian="italic" style:font-style-complex="italic"/>
    </style:style>
    <style:style style:name="T18" style:family="text">
      <style:text-properties fo:font-style="italic" officeooo:rsid="002ca73a" style:font-style-asian="italic" style:font-style-complex="italic"/>
    </style:style>
    <style:style style:name="T19" style:family="text">
      <style:text-properties fo:font-style="italic" officeooo:rsid="0036d8fb" style:font-style-asian="italic" style:font-style-complex="italic"/>
    </style:style>
    <style:style style:name="T20" style:family="text">
      <style:text-properties fo:font-style="italic" officeooo:rsid="00428ad3" style:font-style-asian="italic" style:font-style-complex="italic"/>
    </style:style>
    <style:style style:name="T21" style:family="text">
      <style:text-properties fo:font-style="italic" officeooo:rsid="004fe7ab" style:font-style-asian="italic" style:font-style-complex="italic"/>
    </style:style>
    <style:style style:name="T22" style:family="text">
      <style:text-properties fo:font-style="italic" officeooo:rsid="00517e9c" style:font-style-asian="italic" style:font-style-complex="italic"/>
    </style:style>
    <style:style style:name="T23" style:family="text">
      <style:text-properties fo:font-style="italic" officeooo:rsid="00597fda" style:font-style-asian="italic" style:font-style-complex="italic"/>
    </style:style>
    <style:style style:name="T24" style:family="text">
      <style:text-properties fo:font-style="italic" officeooo:rsid="001db530" style:font-style-asian="italic" style:font-style-complex="italic"/>
    </style:style>
    <style:style style:name="T25" style:family="text">
      <style:text-properties fo:font-style="italic" officeooo:rsid="0062cc29" style:font-style-asian="italic" style:font-style-complex="italic"/>
    </style:style>
    <style:style style:name="T26" style:family="text">
      <style:text-properties fo:font-style="italic" officeooo:rsid="0065e694" style:font-style-asian="italic" style:font-style-complex="italic"/>
    </style:style>
    <style:style style:name="T27" style:family="text">
      <style:text-properties fo:font-style="italic" officeooo:rsid="0079df9a" style:font-style-asian="italic" style:font-style-complex="italic"/>
    </style:style>
    <style:style style:name="T28" style:family="text">
      <style:text-properties fo:font-style="italic" style:text-underline-style="none" officeooo:rsid="0036d8fb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f6474" style:font-style-asian="normal" style:font-style-complex="normal"/>
    </style:style>
    <style:style style:name="T31" style:family="text">
      <style:text-properties fo:font-style="normal" officeooo:rsid="003c1068" style:font-style-asian="normal" style:font-style-complex="normal"/>
    </style:style>
    <style:style style:name="T32" style:family="text">
      <style:text-properties fo:font-style="normal" officeooo:rsid="002ca73a" style:font-style-asian="normal" style:font-style-complex="normal"/>
    </style:style>
    <style:style style:name="T33" style:family="text">
      <style:text-properties fo:font-style="normal" officeooo:rsid="003e32ea" style:font-style-asian="normal" style:font-style-complex="normal"/>
    </style:style>
    <style:style style:name="T34" style:family="text">
      <style:text-properties fo:font-style="normal" officeooo:rsid="00285de2" style:font-style-asian="normal" style:font-style-complex="normal"/>
    </style:style>
    <style:style style:name="T35" style:family="text">
      <style:text-properties fo:font-style="normal" officeooo:rsid="00428ad3" style:font-style-asian="normal" style:font-style-complex="normal"/>
    </style:style>
    <style:style style:name="T36" style:family="text">
      <style:text-properties fo:font-style="normal" officeooo:rsid="00597fda" style:font-style-asian="normal" style:font-style-complex="normal"/>
    </style:style>
    <style:style style:name="T37" style:family="text">
      <style:text-properties fo:font-style="normal" officeooo:rsid="006d5120" style:font-style-asian="normal" style:font-style-complex="normal"/>
    </style:style>
    <style:style style:name="T38" style:family="text">
      <style:text-properties officeooo:rsid="00285de2"/>
    </style:style>
    <style:style style:name="T39" style:family="text">
      <style:text-properties officeooo:rsid="002b7762"/>
    </style:style>
    <style:style style:name="T40" style:family="text">
      <style:text-properties officeooo:rsid="0026a0b6"/>
    </style:style>
    <style:style style:name="T41" style:family="text">
      <style:text-properties officeooo:rsid="0029d7cf"/>
    </style:style>
    <style:style style:name="T42" style:family="text">
      <style:text-properties officeooo:rsid="002f6474"/>
    </style:style>
    <style:style style:name="T43" style:family="text">
      <style:text-properties officeooo:rsid="003a9369"/>
    </style:style>
    <style:style style:name="T44" style:family="text">
      <style:text-properties officeooo:rsid="003b6ccf"/>
    </style:style>
    <style:style style:name="T45" style:family="text">
      <style:text-properties officeooo:rsid="003e32ea"/>
    </style:style>
    <style:style style:name="T46" style:family="text">
      <style:text-properties style:text-position="super 58%" fo:font-style="italic" style:font-style-asian="italic" style:font-style-complex="italic"/>
    </style:style>
    <style:style style:name="T47" style:family="text">
      <style:text-properties style:text-position="super 58%" fo:font-style="italic" officeooo:rsid="00285de2" style:font-style-asian="italic" style:font-style-complex="italic"/>
    </style:style>
    <style:style style:name="T48" style:family="text">
      <style:text-properties style:text-position="super 58%" fo:font-style="italic" officeooo:rsid="004406e6" style:font-style-asian="italic" style:font-style-complex="italic"/>
    </style:style>
    <style:style style:name="T49" style:family="text">
      <style:text-properties style:text-position="super 58%" style:font-name="DejaVu Serif1" fo:font-style="italic" officeooo:rsid="003e32ea" style:font-style-asian="italic" style:font-name-complex="DejaVu Serif1" style:font-style-complex="italic"/>
    </style:style>
    <style:style style:name="T50" style:family="text">
      <style:text-properties style:text-position="0% 100%" style:font-name="DejaVu Serif1" fo:font-style="italic" style:font-style-asian="italic" style:font-name-complex="DejaVu Serif1" style:font-style-complex="italic"/>
    </style:style>
    <style:style style:name="T51" style:family="text">
      <style:text-properties style:text-position="0% 100%" style:font-name="DejaVu Serif1" fo:font-style="italic" officeooo:rsid="00428ad3" style:font-style-asian="italic" style:font-name-complex="DejaVu Serif1" style:font-style-complex="italic"/>
    </style:style>
    <style:style style:name="T52" style:family="text">
      <style:text-properties style:text-position="0% 100%" style:font-name="DejaVu Serif1" fo:font-style="italic" officeooo:rsid="002b7762" style:font-style-asian="italic" style:font-name-complex="DejaVu Serif1" style:font-style-complex="italic"/>
    </style:style>
    <style:style style:name="T53" style:family="text">
      <style:text-properties style:text-position="0% 100%" style:font-name="DejaVu Serif1" fo:font-style="italic" officeooo:rsid="003e32ea" style:font-style-asian="italic" style:font-name-complex="DejaVu Serif1" style:font-style-complex="italic"/>
    </style:style>
    <style:style style:name="T54" style:family="text">
      <style:text-properties style:text-position="0% 100%" style:font-name="DejaVu Serif1" fo:font-style="italic" officeooo:rsid="0064d1f1" style:font-style-asian="italic" style:font-name-complex="DejaVu Serif1" style:font-style-complex="italic"/>
    </style:style>
    <style:style style:name="T55" style:family="text">
      <style:text-properties officeooo:rsid="0047f31e"/>
    </style:style>
    <style:style style:name="T56" style:family="text">
      <style:text-properties officeooo:rsid="004fe7ab"/>
    </style:style>
    <style:style style:name="T57" style:family="text">
      <style:text-properties officeooo:rsid="00597fda"/>
    </style:style>
    <style:style style:name="T58" style:family="text">
      <style:text-properties officeooo:rsid="001db530"/>
    </style:style>
    <style:style style:name="T59" style:family="text">
      <style:text-properties officeooo:rsid="0065e694"/>
    </style:style>
    <style:style style:name="T60" style:family="text">
      <style:text-properties officeooo:rsid="00684165"/>
    </style:style>
    <style:style style:name="T61" style:family="text">
      <style:text-properties officeooo:rsid="00740cca"/>
    </style:style>
    <style:style style:name="T62" style:family="text">
      <style:text-properties officeooo:rsid="0079df9a"/>
    </style:style>
    <style:style style:name="T63" style:family="text">
      <style:text-properties officeooo:rsid="008222ff"/>
    </style:style>
    <style:style style:name="T64" style:family="text">
      <style:text-properties officeooo:rsid="008286ca"/>
    </style:style>
    <style:style style:name="T65" style:family="text">
      <style:text-properties officeooo:rsid="00182b1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Úloha č. 4 (RSA algoritmus)</text:h>
      <text:p text:style-name="P35">Vypočítajte <text:span text:style-name="T1">aspoň 3</text:span> privátne kľúče algoritmu RSA a dešifrujte správu (číslo).</text:p>
      <text:p text:style-name="P35">Ak sú čísla príliš veľké na faktorizáciu hrubou silou, treba si pomôcť sofistikovaným algoritmom implementovaným v nejakej knižnici alebo napríklad aj Wolfram Alpha. </text:p>
      <text:h text:style-name="Heading_20_2" text:outline-level="2">Použité premenné</text:h>
      <text:p text:style-name="P34">p,q<text:tab/>-<text:span text:style-name="T29"> náhodne zvolené prvočísla</text:span></text:p>
      <text:p text:style-name="P32"><text:span text:style-name="T10">n</text:span><text:tab/>- výsledok vynásobenia prvočísel <text:span text:style-name="T16">p</text:span><text:span text:style-name="T43"> a </text:span><text:span text:style-name="T16">q</text:span></text:p>
      <text:p text:style-name="P32"><text:span text:style-name="T10">e</text:span><text:tab/>- šifrovací kľúč (ecryption key)</text:p>
      <text:p text:style-name="P31"><text:span text:style-name="T10">y</text:span><text:tab/>- zašifrovaná správa</text:p>
      <text:p text:style-name="P32"><text:span text:style-name="T10">ϕ</text:span><text:tab/>- Eulerova funkcia (počet prirodzených nesúdeliteľných čísel menších od n)</text:p>
      <text:p text:style-name="P32"><text:span text:style-name="T10">d</text:span><text:tab/>- dešifrovací kľúč (decryption key)</text:p>
      <text:p text:style-name="P33"><text:span text:style-name="T24">m</text:span><text:span text:style-name="T58"><text:tab/>- rozšifrovaná správa</text:span></text:p>
      <text:h text:style-name="Heading_20_2" text:outline-level="2">Všeobecný algoritmus <text:span text:style-name="T3">na prelomenie RSA šifry hrubou silou</text:span></text:h>
      <text:p text:style-name="P15"><text:span text:style-name="T57">-Rozloženie </text:span><text:span text:style-name="T23">n</text:span><text:span text:style-name="T36"> na súčin dvoch prvočísel </text:span><text:span text:style-name="T11">p</text:span><text:span text:style-name="T40"> a </text:span><text:span text:style-name="T11">q</text:span></text:p>
      <text:p text:style-name="rovnica">n = p . q</text:p>
      <text:p text:style-name="Standard">resp.</text:p>
      <text:p text:style-name="P56">prime factorization n</text:p>
      <text:p text:style-name="P14"><text:span text:style-name="T41">-Výpočet h</text:span>odnot<text:span text:style-name="T41">y E</text:span>ulerovej funkcie <text:span text:style-name="T10">ϕ</text:span><text:span text:style-name="T12">(n)</text:span></text:p>
      <text:p text:style-name="P61"><text:span text:style-name="T12">ϕ(n) </text:span><text:span text:style-name="T15">= </text:span><text:span text:style-name="T12">ϕ(</text:span><text:span text:style-name="T15">p . q</text:span><text:span text:style-name="T12">) </text:span><text:span text:style-name="T14">= </text:span><text:span text:style-name="T12">ϕ(</text:span><text:span text:style-name="T15">p</text:span><text:span text:style-name="T25">) . </text:span><text:span text:style-name="T12">ϕ(</text:span><text:span text:style-name="T25">q) = </text:span><text:span text:style-name="T14">(p – 1) . (q – 1)</text:span></text:p>
      <text:p text:style-name="Standard"><text:span text:style-name="T14">r</text:span><text:span text:style-name="T10">esp.</text:span></text:p>
      <text:p text:style-name="P57"><text:span text:style-name="T12">ϕ(n) </text:span><text:span text:style-name="T14">= (p – 1) * (q – 1)</text:span></text:p>
      <text:p text:style-name="P10">-Zistenie privátneho k<text:span text:style-name="T39">ľ</text:span>úča <text:span text:style-name="T18">d</text:span></text:p>
      <text:p text:style-name="rovnica"><text:span text:style-name="T19">e . </text:span><text:span text:style-name="T28">d</text:span><text:span text:style-name="T10"> </text:span><text:span text:style-name="T4">≡</text:span><text:span text:style-name="T10"> 1<text:tab/></text:span><text:span text:style-name="T20">(</text:span><text:span text:style-name="T10">mod ϕ</text:span><text:span text:style-name="T12">(n)</text:span><text:span text:style-name="T20">)</text:span></text:p>
      <text:p text:style-name="Standard">resp.</text:p>
      <text:p text:style-name="P52"><text:span text:style-name="T10">e . d congruent (mod ϕ</text:span><text:span text:style-name="T12">(n)</text:span><text:span text:style-name="T10">)</text:span></text:p>
      <text:p text:style-name="P13">-Dešifrovanie <text:span text:style-name="T38">zašifrovanej správy </text:span><text:span text:style-name="T17">y</text:span></text:p>
      <text:p text:style-name="rovnica"><text:span text:style-name="T10">m = </text:span><text:span text:style-name="T17">y</text:span><text:span text:style-name="T47"> </text:span><text:span text:style-name="T48">d</text:span><text:span text:style-name="T10"><text:tab/></text:span><text:span text:style-name="T20">(</text:span><text:span text:style-name="T10">mod </text:span><text:span text:style-name="T12">n</text:span><text:span text:style-name="T20">)</text:span></text:p>
      <text:p text:style-name="Standard"><text:span text:style-name="T20">r</text:span><text:span text:style-name="T10">esp.</text:span></text:p>
      <text:p text:style-name="rovnica">m = y ^d (mod n)</text:p>
      <text:h text:style-name="P3" text:outline-level="2">1. zadanie</text:h>
      <text:p text:style-name="P30"><text:span text:style-name="T44">n</text:span> = 13169004533 </text:p>
      <text:p text:style-name="P30">e = 65537</text:p>
      <text:p text:style-name="P30">y = 6029832903</text:p>
      <text:p text:style-name="P30"/>
      <text:p text:style-name="P8"><text:span text:style-name="T42">Výpočet prvočísel </text:span><text:span text:style-name="T11">p</text:span><text:span text:style-name="T40"> a </text:span><text:span text:style-name="T11">q </text:span><text:span text:style-name="T30">faktorizáciou </text:span><text:span text:style-name="T13">n</text:span><text:span text:style-name="T30"> </text:span><text:span text:style-name="T31">(</text:span><text:a xlink:type="simple" xlink:href="http://www.wolframalpha.com/input/?i=prime+factorization+13169004533" text:style-name="Internet_20_link" text:visited-style-name="Visited_20_Internet_20_Link"><text:span text:style-name="T37">výpočet</text:span></text:a><text:span text:style-name="T31">)</text:span></text:p>
      <text:p text:style-name="rovnica">n = p . q</text:p>
      <text:p text:style-name="rovnica">prime factorization 13169004533</text:p>
      <text:p text:style-name="rovnica"><text:span text:style-name="T64">p = </text:span>101279, <text:span text:style-name="T64">q =</text:span> 130027</text:p>
      <text:p text:style-name="P8"><text:span text:style-name="T41">Výpočet h</text:span>odnot<text:span text:style-name="T41">y E</text:span>ulerovej funkcie <text:span text:style-name="T10">ϕ</text:span><text:span text:style-name="T12">(n)</text:span></text:p>
      <text:p text:style-name="P60"><text:span text:style-name="T12">ϕ(n) </text:span><text:span text:style-name="T15">= </text:span><text:span text:style-name="T14">(p – 1) . (q – 1)</text:span></text:p>
      <text:p text:style-name="P58"><text:span text:style-name="T14">ϕ(n) = (101279 – 1) * (130027 – 1)</text:span></text:p>
      <text:p text:style-name="P53">ϕ(n) = <text:bookmark text:name="plaintext"/>13168773228</text:p>
      <text:p text:style-name="P9">Zistenie privátneho k<text:span text:style-name="T39">ľ</text:span>úča <text:span text:style-name="T18">d</text:span><text:span text:style-name="T32"> </text:span><text:span text:style-name="T33">(</text:span><text:a xlink:type="simple" xlink:href="http://www.wolframalpha.com/input/?i=65537d+congruent+1+(mod+13168773228)" text:style-name="Internet_20_link" text:visited-style-name="Visited_20_Internet_20_Link"><text:span text:style-name="T37">výpočet</text:span></text:a><text:span text:style-name="T33">)</text:span></text:p>
      <text:p text:style-name="P46"><text:span text:style-name="T19">e . </text:span><text:span text:style-name="T28">d</text:span><text:span text:style-name="T10"> </text:span><text:span text:style-name="T4">≡</text:span><text:span text:style-name="T10"> 1<text:tab/></text:span><text:span text:style-name="T20">(</text:span><text:span text:style-name="T10">mod ϕ</text:span><text:span text:style-name="T12">(n)</text:span><text:span text:style-name="T20">)</text:span></text:p>
      <text:p text:style-name="P47">65537 . <text:span text:style-name="T45">d </text:span><text:span text:style-name="T4">≡ </text:span><text:span text:style-name="T6">1<text:tab/></text:span><text:span text:style-name="T8">(</text:span><text:span text:style-name="T6">mod </text:span><text:span text:style-name="T7">13168773228</text:span><text:span text:style-name="T8">)</text:span></text:p>
      <text:p text:style-name="P59"><text:span text:style-name="T8">65537</text:span><text:span text:style-name="T9">d</text:span><text:span text:style-name="T8"> congruent 1 (mod </text:span><text:span text:style-name="T7">13168773228</text:span><text:span text:style-name="T8">)</text:span></text:p>
      <text:p text:style-name="P54"><text:span text:style-name="T7">d </text:span><text:span text:style-name="T5">= 72739001</text:span></text:p>
      <text:p text:style-name="P8">Dešifrovanie <text:span text:style-name="T38">zašifrovanej správy </text:span><text:span text:style-name="T17">y</text:span><text:span text:style-name="T34"> </text:span><text:span text:style-name="T35">(</text:span><text:a xlink:type="simple" xlink:href="http://www.wolframalpha.com/input/?i=6029832903%5E72739001+(mod 13169004533)" text:style-name="Internet_20_link" text:visited-style-name="Visited_20_Internet_20_Link"><text:span text:style-name="T37">výpočet</text:span></text:a><text:span text:style-name="T35">)</text:span></text:p>
      <text:p text:style-name="P46"><text:span text:style-name="T10">m = </text:span><text:span text:style-name="T17">y </text:span><text:span text:style-name="T46">d</text:span><text:span text:style-name="T10"><text:tab/></text:span><text:span text:style-name="T20">(</text:span><text:span text:style-name="T10">mod </text:span><text:span text:style-name="T12">n</text:span><text:span text:style-name="T20">)</text:span></text:p>
      <text:p text:style-name="P44"><text:span text:style-name="T12">m </text:span><text:span text:style-name="T10">= 6029832903 </text:span><text:span text:style-name="T49">72739001<text:tab/></text:span><text:span text:style-name="T51">(</text:span><text:span text:style-name="T50">mod 13169004533</text:span><text:span text:style-name="T51">)</text:span></text:p>
      <text:p text:style-name="P45"><text:span text:style-name="T52">m </text:span><text:span text:style-name="T51">= 6029832903</text:span><text:span text:style-name="T54">^</text:span><text:span text:style-name="T53">72739001 </text:span><text:span text:style-name="T51">(mod 13169004533)</text:span></text:p>
      <text:p text:style-name="P55"><text:span text:style-name="T51">m = </text:span><text:bookmark text:name="plaintext1"/><text:span text:style-name="T50">1234567890</text:span></text:p>
      <text:p text:style-name="P7"/>
      <text:p text:style-name="P7"/>
      <text:h text:style-name="P2" text:outline-level="2">2. zadanie</text:h>
      <text:p text:style-name="P36"><text:span text:style-name="T22">n</text:span> = 1690428486610429</text:p>
      <text:p text:style-name="P36"><text:span text:style-name="T10">e</text:span> = 65537</text:p>
      <text:p text:style-name="P36"><text:span text:style-name="T10">y</text:span> = 22496913456008</text:p>
      <text:p text:style-name="P16"><text:span text:style-name="T42">Výpočet prvočísel </text:span><text:span text:style-name="T11">p</text:span><text:span text:style-name="T40"> a </text:span><text:span text:style-name="T11">q </text:span><text:span text:style-name="T30">faktorizáciou </text:span><text:span text:style-name="T13">n</text:span></text:p>
      <text:p text:style-name="P73">prime factorization 1690428486610429</text:p>
      <text:p text:style-name="P73"><text:span text:style-name="T63">p = </text:span>35352181, <text:span text:style-name="T63">q =</text:span> 47816809</text:p>
      <text:p text:style-name="P17"><text:span text:style-name="T41">Výpočet h</text:span>odnot<text:span text:style-name="T41">y E</text:span>ulerovej funkcie <text:span text:style-name="T10">ϕ</text:span><text:span text:style-name="T12">(n)</text:span></text:p>
      <text:p text:style-name="P51">ϕ(n) = (35352181 – 1) * (47816809 – 1) <text:span text:style-name="T56">= </text:span><text:bookmark text:name="plaintext2"/>1690428403441440</text:p>
      <text:p text:style-name="P11">Zistenie privátneho k<text:span text:style-name="T39">ľ</text:span>úča <text:span text:style-name="T18">d</text:span></text:p>
      <text:p text:style-name="P63"><text:span text:style-name="T19">e . </text:span><text:span text:style-name="T28">d</text:span><text:span text:style-name="T18"> </text:span><text:span text:style-name="T4">≡</text:span><text:span text:style-name="T18"> 1<text:tab/></text:span><text:span text:style-name="T20">(</text:span><text:span text:style-name="T18">mod ϕ</text:span><text:span text:style-name="T12">(n)</text:span><text:span text:style-name="T20">)</text:span></text:p>
      <text:p text:style-name="rovnica">65537d congruent 1 (mod 1690428403441440)</text:p>
      <text:p text:style-name="P62"><text:span text:style-name="T59">d =</text:span> <text:bookmark text:name="plaintext3"/>1308297747522113</text:p>
      <text:p text:style-name="P22">Dešifrovanie <text:span text:style-name="T38">zašifrovanej správy </text:span><text:span text:style-name="T17">y</text:span></text:p>
      <text:p text:style-name="P48"><text:span text:style-name="T17">m = y ^d (mod n)</text:span></text:p>
      <text:p text:style-name="rovnica">m = 22496913456008^1308297747522113 (mod 1690428486610429)</text:p>
      <text:p text:style-name="P62"><text:span text:style-name="T59">m = </text:span><text:bookmark text:name="plaintext5"/>1234567890</text:p>
      <text:h text:style-name="Heading_20_2" text:outline-level="2">3. zadanie</text:h>
      <text:p text:style-name="P37"><text:span text:style-name="T22">n</text:span> = 56341958081545199783</text:p>
      <text:p text:style-name="P37"><text:span text:style-name="T10">e</text:span> = 65537</text:p>
      <text:p text:style-name="P37"><text:span text:style-name="T10">y</text:span> = 17014716723435111315</text:p>
      <text:p text:style-name="P27"><text:span text:style-name="T42">Výpočet prvočísel </text:span><text:span text:style-name="T11">p</text:span><text:span text:style-name="T40"> a </text:span><text:span text:style-name="T11">q </text:span><text:span text:style-name="T30">faktorizáciou </text:span><text:span text:style-name="T13">n</text:span></text:p>
      <text:p text:style-name="P73">prime factorization 56341958081545199783</text:p>
      <text:p text:style-name="P73"><text:bookmark text:name="plaintext6"/><text:span text:style-name="T63">p = </text:span>6940440583, <text:span text:style-name="T63">q =</text:span> 8117922401</text:p>
      <text:p text:style-name="P18"><text:span text:style-name="T41">Výpočet h</text:span>odnot<text:span text:style-name="T41">y E</text:span>ulerovej funkcie <text:span text:style-name="T10">ϕ</text:span><text:span text:style-name="T12">(n)</text:span></text:p>
      <text:p text:style-name="P64">ϕ(n) = (6940440583 – 1) * (8117922401 – 1) <text:span text:style-name="T56">= </text:span><text:bookmark text:name="plaintext7"/>56341958066486836800</text:p>
      <text:p text:style-name="P27"><text:span text:style-name="T38">Zistenie privátneho kľúča </text:span><text:span text:style-name="T18">d</text:span></text:p>
      <text:p text:style-name="P78"><text:span text:style-name="T19">e . </text:span><text:span text:style-name="T28">d</text:span><text:span text:style-name="T18"> </text:span><text:span text:style-name="T4">≡</text:span><text:span text:style-name="T18"> 1<text:tab/></text:span><text:span text:style-name="T20">(</text:span><text:span text:style-name="T18">mod ϕ</text:span><text:span text:style-name="T12">(n)</text:span><text:span text:style-name="T20">)</text:span></text:p>
      <text:p text:style-name="P64">65537d congruent 1 (mod 56341958066486836800)</text:p>
      <text:p text:style-name="P64"><text:span text:style-name="T59">d =</text:span> <text:bookmark text:name="plaintext8"/>10931906232715055873</text:p>
      <text:p text:style-name="P23">Dešifrovanie <text:span text:style-name="T38">zašifrovanej správy </text:span><text:span text:style-name="T17">y</text:span></text:p>
      <text:p text:style-name="P50"><text:span text:style-name="T17">m = y ^d (mod n)</text:span></text:p>
      <text:p text:style-name="rovnica">m = 17014716723435111315^10931906232715055873 (mod 56341958081545199783)</text:p>
      <text:p text:style-name="P79"><text:span text:style-name="T26">m = </text:span><text:bookmark text:name="plaintext9"/><text:span text:style-name="T21">1234567890</text:span></text:p>
      <text:h text:style-name="Heading_20_2" text:outline-level="2"><text:soft-page-break/>4. zadanie</text:h>
      <text:p text:style-name="P39"><text:span text:style-name="T22">n</text:span> = 6120215756887394998931731</text:p>
      <text:p text:style-name="P38"><text:span text:style-name="T10">e</text:span> = 65537</text:p>
      <text:p text:style-name="P39"><text:span text:style-name="T10">y</text:span> = 5077587957348826939798388</text:p>
      <text:p text:style-name="P28"><text:span text:style-name="T42">Výpočet prvočísel </text:span><text:span text:style-name="T11">p</text:span><text:span text:style-name="T40"> a </text:span><text:span text:style-name="T11">q </text:span><text:span text:style-name="T30">faktorizáciou </text:span><text:span text:style-name="T13">n</text:span></text:p>
      <text:p text:style-name="P66">prime factorization 6120215756887394998931731</text:p>
      <text:p text:style-name="P66"><text:bookmark text:name="plaintext10"/><text:span text:style-name="T61">p = </text:span>2092777627483, <text:span text:style-name="T61">q = </text:span>2924446284457</text:p>
      <text:p text:style-name="P19"><text:span text:style-name="T41">Výpočet h</text:span>odnot<text:span text:style-name="T41">y E</text:span>ulerovej funkcie <text:span text:style-name="T10">ϕ</text:span><text:span text:style-name="T12">(n)</text:span></text:p>
      <text:p text:style-name="P67">ϕ(n) = (2092777627483 – 1) * (2924446284457 – 1)</text:p>
      <text:p text:style-name="P67"><text:bookmark text:name="plaintext11"/>ϕ(n) = 6120215756882377775019792</text:p>
      <text:p text:style-name="P28"><text:span text:style-name="T38">Zistenie privátneho kľúča </text:span><text:span text:style-name="T18">d</text:span></text:p>
      <text:p text:style-name="P78"><text:span text:style-name="T19">e . </text:span><text:span text:style-name="T28">d</text:span><text:span text:style-name="T18"> </text:span><text:span text:style-name="T4">≡</text:span><text:span text:style-name="T18"> 1<text:tab/></text:span><text:span text:style-name="T20">(</text:span><text:span text:style-name="T18">mod ϕ</text:span><text:span text:style-name="T12">(n)</text:span><text:span text:style-name="T20">)</text:span></text:p>
      <text:p text:style-name="P68">65537d congruent 1 (mod 6120215756882377775019792)</text:p>
      <text:p text:style-name="P65"><text:span text:style-name="T59">d =</text:span> <text:bookmark text:name="plaintext12"/>4628379897502241593077665</text:p>
      <text:p text:style-name="P24">Dešifrovanie <text:span text:style-name="T38">zašifrovanej správy </text:span><text:span text:style-name="T17">y</text:span></text:p>
      <text:p text:style-name="P50"><text:span text:style-name="T17">m = y ^d (mod n)</text:span></text:p>
      <text:p text:style-name="rovnica">m = 5077587957348826939798388^4628379897502241593077665 (mod 6120215756887394998931731)</text:p>
      <text:p text:style-name="P80"><text:span text:style-name="T26">m = </text:span><text:bookmark text:name="plaintext13"/><text:span text:style-name="T21">1234567890</text:span></text:p>
      <text:h text:style-name="Heading_20_2" text:outline-level="2">5. zadanie</text:h>
      <text:p text:style-name="P40"><text:span text:style-name="T22">n</text:span> = 514261067785300163931552303017</text:p>
      <text:p text:style-name="P38"><text:span text:style-name="T10">e</text:span> = 65537</text:p>
      <text:p text:style-name="P40"><text:span text:style-name="T10">y</text:span> = 357341101854457993054768343508</text:p>
      <text:p text:style-name="P28"><text:span text:style-name="T42">Výpočet prvočísel </text:span><text:span text:style-name="T11">p</text:span><text:span text:style-name="T40"> a </text:span><text:span text:style-name="T11">q </text:span><text:span text:style-name="T30">faktorizáciou </text:span><text:span text:style-name="T13">n</text:span></text:p>
      <text:p text:style-name="P70">prime factorization 514261067785300163931552303017</text:p>
      <text:p text:style-name="P70"><text:bookmark text:name="plaintext14"/><text:span text:style-name="T62">p = </text:span>605742134588197, <text:span text:style-name="T27">q</text:span><text:span text:style-name="T62"> =</text:span> 848976880459061</text:p>
      <text:p text:style-name="P20"><text:span text:style-name="T41">Výpočet h</text:span>odnot<text:span text:style-name="T41">y E</text:span>ulerovej funkcie <text:span text:style-name="T10">ϕ</text:span><text:span text:style-name="T12">(n)</text:span></text:p>
      <text:p text:style-name="P71">ϕ(n) = (605742134588197 – 1) * (848976880459061 – 1)</text:p>
      <text:p text:style-name="P69"><text:bookmark text:name="plaintext112"/><text:span text:style-name="T12">ϕ(n) = </text:span><text:bookmark text:name="plaintext15"/><text:span text:style-name="T12">514261067785298709212537255760</text:span></text:p>
      <text:p text:style-name="P28"><text:span text:style-name="T38">Zistenie privátneho kľúča </text:span><text:span text:style-name="T18">d</text:span></text:p>
      <text:p text:style-name="P78"><text:span text:style-name="T19">e . </text:span><text:span text:style-name="T28">d</text:span><text:span text:style-name="T18"> </text:span><text:span text:style-name="T4">≡</text:span><text:span text:style-name="T18"> 1<text:tab/></text:span><text:span text:style-name="T20">(</text:span><text:span text:style-name="T18">mod ϕ</text:span><text:span text:style-name="T12">(n)</text:span><text:span text:style-name="T20">)</text:span></text:p>
      <text:p text:style-name="P71">65537d congruent 1 (mod <text:span text:style-name="T12">514261067785298709212537255760</text:span>)</text:p>
      <text:p text:style-name="P65"><text:span text:style-name="T59">d =</text:span> <text:bookmark text:name="plaintext16"/>138834873007999909396179588113</text:p>
      <text:p text:style-name="P24">Dešifrovanie <text:span text:style-name="T38">zašifrovanej správy </text:span><text:span text:style-name="T17">y</text:span></text:p>
      <text:p text:style-name="P50"><text:span text:style-name="T17">m = y ^d (mod n)</text:span></text:p>
      <text:p text:style-name="rovnica">m = 357341101854457993054768343508^138834873007999909396179588113 (mod 514261067785300163931552303017)</text:p>
      <text:p text:style-name="P81"><text:span text:style-name="T26">m = </text:span><text:bookmark text:name="plaintext17"/><text:span text:style-name="T21">1234567890</text:span></text:p>
      <text:h text:style-name="Heading_20_2" text:outline-level="2"><text:soft-page-break/>6. zadanie</text:h>
      <text:p text:style-name="P42"><text:span text:style-name="T22">n</text:span> = 21259593755515403367535773703117421</text:p>
      <text:p text:style-name="P41"><text:span text:style-name="T10">e</text:span> = 65537</text:p>
      <text:p text:style-name="P42"><text:span text:style-name="T10">y</text:span> = 18829051270422357250395121195166553</text:p>
      <text:p text:style-name="P29"><text:span text:style-name="T42">Výpočet prvočísel </text:span><text:span text:style-name="T11">p</text:span><text:span text:style-name="T40"> a </text:span><text:span text:style-name="T11">q </text:span><text:span text:style-name="T30">faktorizáciou </text:span><text:span text:style-name="T13">n</text:span></text:p>
      <text:p text:style-name="P73">prime factorization  21259593755515403367535773703117421</text:p>
      <text:p text:style-name="P73"><text:bookmark text:name="plaintext141"/><text:span text:style-name="T62">p = 120913567052497781</text:span>, <text:span text:style-name="T27">q</text:span><text:span text:style-name="T62"> =</text:span> 175824717389116441</text:p>
      <text:p text:style-name="P21"><text:span text:style-name="T41">Výpočet h</text:span>odnot<text:span text:style-name="T41">y E</text:span>ulerovej funkcie <text:span text:style-name="T10">ϕ</text:span><text:span text:style-name="T12">(n)</text:span></text:p>
      <text:p text:style-name="P74">ϕ(n) = (<text:span text:style-name="T62">120913567052497781</text:span> – 1) * (175824717389116441 – 1)</text:p>
      <text:p text:style-name="P72"><text:bookmark text:name="plaintext1123"/><text:span text:style-name="T12">ϕ(n) = </text:span><text:bookmark text:name="plaintext19"/><text:span text:style-name="T12">21259593755515403070797489261503200</text:span></text:p>
      <text:p text:style-name="P12">Zistenie privátneho k<text:span text:style-name="T39">ľ</text:span>úča <text:span text:style-name="T18">d</text:span></text:p>
      <text:p text:style-name="P72"><text:span text:style-name="T19">e . </text:span><text:span text:style-name="T28">d</text:span><text:span text:style-name="T18"> </text:span><text:span text:style-name="T4">≡</text:span><text:span text:style-name="T18"> 1<text:tab/></text:span><text:span text:style-name="T20">(</text:span><text:span text:style-name="T18">mod ϕ</text:span><text:span text:style-name="T12">(n)</text:span><text:span text:style-name="T20">)</text:span></text:p>
      <text:p text:style-name="P74">65537d congruent 1 (mod <text:span text:style-name="T12">21259593755515403070797489261503200</text:span>)</text:p>
      <text:p text:style-name="P72"><text:span text:style-name="T59">d =</text:span> <text:bookmark text:name="plaintext20"/>16561767538761904020317771857821473</text:p>
      <text:p text:style-name="P25">Dešifrovanie <text:span text:style-name="T38">zašifrovanej správy </text:span><text:span text:style-name="T17">y</text:span></text:p>
      <text:p text:style-name="P49"><text:span text:style-name="T17">m = y ^d (mod n)</text:span></text:p>
      <text:p text:style-name="P75">m = 18829051270422357250395121195166553^<text:bookmark text:name="plaintext21"/>16561767538761904020317771857821473</text:p>
      <text:p text:style-name="P75"><text:s/>(mod  21259593755515403367535773703117421)</text:p>
      <text:p text:style-name="P81"><text:span text:style-name="T26">m = </text:span><text:bookmark text:name="plaintext22"/><text:span text:style-name="T21">1234567890</text:span></text:p>
      <text:h text:style-name="P1" text:outline-level="2"><text:span text:style-name="T55">7. </text:span>zadanie</text:h>
      <text:p text:style-name="P43"><text:span text:style-name="T22">n</text:span> = 1371108864054663830856429909460283182291</text:p>
      <text:p text:style-name="P41"><text:span text:style-name="T10">e</text:span> = 65537</text:p>
      <text:p text:style-name="P43"><text:span text:style-name="T10">y</text:span> = 35962927026249687666434209737424754460</text:p>
      <text:p text:style-name="P29"><text:span text:style-name="T42">Výpočet prvočísel </text:span><text:span text:style-name="T11">p</text:span><text:span text:style-name="T40"> a </text:span><text:span text:style-name="T11">q </text:span><text:span text:style-name="T30">faktorizáciou </text:span><text:span text:style-name="T13">n</text:span></text:p>
      <text:p text:style-name="rovnica">prime factorization 1371108864054663830856429909460283182291</text:p>
      <text:p text:style-name="P76"><text:bookmark text:name="plaintext142"/><text:span text:style-name="T62">p = </text:span><text:bookmark text:name="plaintext23"/>29857785889724643173, <text:span text:style-name="T27">q</text:span><text:span text:style-name="T62"> =</text:span> 45921317445260458967</text:p>
      <text:p text:style-name="P21"><text:span text:style-name="T41">Výpočet h</text:span>odnot<text:span text:style-name="T41">y E</text:span>ulerovej funkcie <text:span text:style-name="T10">ϕ</text:span><text:span text:style-name="T12">(n)</text:span></text:p>
      <text:p text:style-name="P77">ϕ(n) = (29857785889724643173 – 1) * (45921317445260458967 – 1)</text:p>
      <text:p text:style-name="P72"><text:bookmark text:name="plaintext1124"/><text:span text:style-name="T12">ϕ(n) = </text:span><text:bookmark text:name="plaintext24"/><text:span text:style-name="T12">1371108864054663830780650806125298080152</text:span></text:p>
      <text:p text:style-name="P12">Zistenie privátneho k<text:span text:style-name="T39">ľ</text:span>úča <text:span text:style-name="T18">d</text:span></text:p>
      <text:p text:style-name="P72"><text:span text:style-name="T19">e . </text:span><text:span text:style-name="T28">d</text:span><text:span text:style-name="T18"> </text:span><text:span text:style-name="T4">≡</text:span><text:span text:style-name="T18"> 1<text:tab/></text:span><text:span text:style-name="T20">(</text:span><text:span text:style-name="T18">mod ϕ</text:span><text:span text:style-name="T12">(n)</text:span><text:span text:style-name="T20">)</text:span></text:p>
      <text:p text:style-name="P77">65537d congruent 1 (mod <text:bookmark text:name="plaintext25"/><text:span text:style-name="T12">1371108864054663830780650806125298080152</text:span>)</text:p>
      <text:p text:style-name="P72"><text:span text:style-name="T59">d =</text:span> <text:bookmark text:name="plaintext26"/>836678299148177608382742375124935850305</text:p>
      <text:p text:style-name="P25">Dešifrovanie <text:span text:style-name="T38">zašifrovanej správy </text:span><text:span text:style-name="T17">y</text:span></text:p>
      <text:p text:style-name="P49"><text:span text:style-name="T17">m = y ^d (mod n)</text:span></text:p>
      <text:p text:style-name="P75">m = 35962927026249687666434209737424754460^836678299148177608382742375124935850305 (mod 1371108864054663830856429909460283182291)</text:p>
      <text:p text:style-name="P81"><text:span text:style-name="T26">m = </text:span><text:bookmark text:name="plaintext27"/><text:span text:style-name="T21">1234567890</text:span></text:p>
      <text:h text:style-name="Heading_20_2" text:outline-level="2"><text:soft-page-break/>Zdroje</text:h>
      <text:p text:style-name="P4"><text:a xlink:type="simple" xlink:href="https://www.youtube.com/watch?v=wXB-V_Keiu8" text:style-name="Internet_20_link" text:visited-style-name="Visited_20_Internet_20_Link">https://www.youtube.com/watch?v=wXB-V_Keiu8</text:a></text:p>
      <text:p text:style-name="P4"><text:a xlink:type="simple" xlink:href="http://sahandsaba.com/cryptography-rsa-part-1.html" text:style-name="Internet_20_link" text:visited-style-name="Visited_20_Internet_20_Link">http://sahandsaba.com/cryptography-rsa-part-1.html</text:a></text:p>
      <text:p text:style-name="P5"><text:a xlink:type="simple" xlink:href="http://www.wolframalpha.com/" text:style-name="Internet_20_link" text:visited-style-name="Visited_20_Internet_20_Link">http://www.wolframalpha.com</text:a></text:p>
      <text:p text:style-name="P6">Stanislav Palúch – Nesymetrické šifrovanie [prednáška] (<text:span text:style-name="T60">snímok</text:span> <text:span text:style-name="T60">33 – str. 24</text:span>)</text:p>
      <text:p text:style-name="P26">Faktorizácia</text:p>
      <text:p text:style-name="P4"><text:s text:c="2"/><text:a xlink:type="simple" xlink:href="http://www.wolframalpha.com/widgets/view.jsp?id=ccbaefcc48cd5f8ec9309165ea694eb2" text:style-name="Internet_20_link" text:visited-style-name="Visited_20_Internet_20_Link">http://www.wolframalpha.com/widgets/view.jsp?id=ccbaefcc48cd5f8ec9309165ea694eb2</text:a></text:p>
      <text:p text:style-name="P26">Kongruencia</text:p>
      <text:p text:style-name="P4"><text:s text:c="2"/><text:a xlink:type="simple" xlink:href="http://www.wolframalpha.com/widgets/view.jsp?id=b44389721f078e4ad50fda80d4823ed" text:style-name="Internet_20_link" text:visited-style-name="Visited_20_Internet_20_Link">http://www.wolframalpha.com/widgets/view.jsp?id=b44389721f078e4ad50fda80d4823e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family-generic="roma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in" loext:contextual-spacing="false" style:writing-mode="pag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DejaVu Serif" fo:font-family="'DejaVu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rovnica" style:family="paragraph" style:hidden="true" style:parent-style-name="Text_20_body" style:master-page-name="">
      <style:paragraph-properties fo:margin-left="0.4in" fo:margin-right="0in" fo:margin-top="0in" fo:margin-bottom="0.0598in" loext:contextual-spacing="false" fo:line-height="115%" fo:text-indent="0in" style:auto-text-indent="false" style:page-number="auto" style:writing-mode="page"/>
      <style:text-properties fo:font-size="10pt" fo:font-style="italic" fo:font-weight="bold" officeooo:rsid="001bbb7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style:writing-mode="page"/>
      <style:text-properties fo:font-size="10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0:40:07.074239553</meta:creation-date>
    <dc:date>2018-01-09T08:30:33.752020346</dc:date>
    <meta:editing-duration>PT19H30M5S</meta:editing-duration>
    <meta:editing-cycles>97</meta:editing-cycles>
    <meta:generator>LibreOffice/5.4.4.2$Linux_X86_64 LibreOffice_project/40m0$Build-2</meta:generator>
    <meta:document-statistic meta:table-count="0" meta:image-count="0" meta:object-count="0" meta:page-count="6" meta:paragraph-count="166" meta:word-count="770" meta:character-count="5609" meta:non-whitespace-character-count="4974"/>
  </office:meta>
</office:document-meta>
</file>